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7572" officeooo:paragraph-rsid="00157572"/>
    </style:style>
    <style:style style:name="P2" style:family="paragraph" style:parent-style-name="Standard">
      <style:paragraph-properties fo:text-align="start" style:justify-single-word="false"/>
      <style:text-properties officeooo:rsid="00157572" officeooo:paragraph-rsid="0015757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s list with prices</text:p>
      <text:p text:style-name="P2">Ultra sonic $4.00</text:p>
      <text:p text:style-name="P2">Mini GPS <text:s/>$15.00</text:p>
      <text:p text:style-name="P2">Camera $10.00</text:p>
      <text:p text:style-name="P2">lithium-ion Battery $15.00</text:p>
      <text:p text:style-name="P2">Micro Bread Board $8.00</text:p>
      <text:p text:style-name="P2"/>
      <text:p text:style-name="P2">Argon Particle $25.00</text:p>
      <text:p text:style-name="P2">Adafruit MicroSD reader $7.50</text:p>
      <text:p text:style-name="P2">Micro SD card $9.00 </text:p>
      <text:p text:style-name="P2">NeoPixel $2.00 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0T10:30:01.070000000</meta:creation-date>
    <dc:date>2020-09-03T08:10:37.193000000</dc:date>
    <meta:editing-duration>PT23H8M36S</meta:editing-duration>
    <meta:editing-cycles>4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10" meta:word-count="32" meta:character-count="202" meta:non-whitespace-character-count="177"/>
  </office:meta>
</office:document-meta>
</file>